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roman" style:font-pitch="variable"/>
    <style:font-face style:name="Nimbus Sans1" svg:font-family="'Nimbus Sans'" style:font-adornments="Regular" style:font-family-generic="swiss" style:font-pitch="variable"/>
    <style:font-face style:name="Nimbus Sans2" svg:font-family="'Nimbus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4"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5"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6"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7"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pr1" style:family="presentation" style:parent-style-name="Cover-title">
      <style:graphic-properties fo:min-height="9.379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5.303cm"/>
      <style:paragraph-properties style:writing-mode="lr-tb"/>
    </style:style>
    <style:style style:name="pr5" style:family="presentation" style:parent-style-name="Title-subtitle">
      <style:graphic-properties draw:fill-color="#ffffff" fo:min-height="6.211cm"/>
      <style:paragraph-properties style:writing-mode="lr-tb"/>
    </style:style>
    <style:style style:name="pr6" style:family="presentation" style:parent-style-name="Title-title">
      <style:graphic-properties fo:min-height="5.715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Article1-title">
      <style:graphic-properties fo:min-height="1.343cm"/>
      <style:paragraph-properties style:writing-mode="lr-tb"/>
    </style:style>
    <style:style style:name="pr9" style:family="presentation" style:parent-style-name="Article1-title">
      <style:graphic-properties fo:min-height="0.865cm"/>
      <style:paragraph-properties style:writing-mode="lr-tb"/>
    </style:style>
    <style:style style:name="pr10" style:family="presentation" style:parent-style-name="Article1-subtitle">
      <style:graphic-properties draw:fill-color="#ffffff" draw:textarea-vertical-align="top" fo:min-height="4.033cm"/>
      <style:paragraph-properties style:writing-mode="lr-tb"/>
    </style:style>
    <style:style style:name="pr11" style:family="presentation" style:parent-style-name="Article1-notes">
      <style:graphic-properties draw:fill-color="#ffffff" draw:auto-grow-height="true" fo:min-height="12.572cm"/>
      <style:paragraph-properties style:writing-mode="lr-tb"/>
    </style:style>
    <style:style style:name="pr12" style:family="presentation" style:parent-style-name="Contens-title">
      <style:graphic-properties fo:min-height="0.865cm"/>
      <style:paragraph-properties style:writing-mode="lr-tb"/>
    </style:style>
    <style:style style:name="pr13" style:family="presentation" style:parent-style-name="Contens-subtitle">
      <style:graphic-properties draw:fill-color="#ffffff" draw:textarea-vertical-align="top" fo:min-height="3.1cm"/>
      <style:paragraph-properties style:writing-mode="lr-tb"/>
    </style:style>
    <style:style style:name="pr14" style:family="presentation" style:parent-style-name="Contens-subtitle">
      <style:graphic-properties draw:fill-color="#ffffff" draw:textarea-vertical-align="top" fo:min-height="3.175cm"/>
      <style:paragraph-properties style:writing-mode="lr-tb"/>
    </style:style>
    <style:style style:name="pr15" style:family="presentation" style:parent-style-name="Contens-notes">
      <style:graphic-properties draw:fill-color="#ffffff" draw:auto-grow-height="true" fo:min-height="12.572cm"/>
      <style:paragraph-properties style:writing-mode="lr-tb"/>
    </style:style>
    <style:style style:name="pr16" style:family="presentation" style:parent-style-name="Infographic3-subtitle">
      <style:graphic-properties draw:fill-color="#ffffff" draw:textarea-vertical-align="top" fo:min-height="2.117cm"/>
      <style:paragraph-properties style:writing-mode="lr-tb"/>
    </style:style>
    <style:style style:name="pr17" style:family="presentation" style:parent-style-name="Infographic3-title">
      <style:graphic-properties fo:min-height="1.343cm"/>
      <style:paragraph-properties style:writing-mode="lr-tb"/>
    </style:style>
    <style:style style:name="pr18" style:family="presentation" style:parent-style-name="Infographic3-notes">
      <style:graphic-properties draw:fill-color="#ffffff" draw:auto-grow-height="true" fo:min-height="12.572cm"/>
      <style:paragraph-properties style:writing-mode="lr-tb"/>
    </style:style>
    <style:style style:name="pr19" style:family="presentation" style:parent-style-name="End-title">
      <style:graphic-properties fo:min-height="1.923cm"/>
      <style:paragraph-properties style:writing-mode="lr-tb"/>
    </style:style>
    <style:style style:name="pr20" style:family="presentation" style:parent-style-name="End-title">
      <style:graphic-properties fo:min-height="1.843cm"/>
      <style:paragraph-properties style:writing-mode="lr-tb"/>
    </style:style>
    <style:style style:name="pr21"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agraph-properties fo:text-align="start" style:writing-mode="lr-tb"/>
      <style:text-properties fo:color="#000000" loext:opacity="100%" style:font-name="Noto Sans1" fo:font-size="26pt"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start" style:writing-mode="lr-tb"/>
      <style:text-properties style:font-name="Noto Sans1" fo:font-size="40pt" fo:font-weight="normal" style:font-size-asian="40pt" style:font-size-complex="40pt"/>
    </style:style>
    <style:style style:name="P9" style:family="paragraph">
      <loext:graphic-properties draw:fill-color="#ffffff"/>
      <style:paragraph-properties fo:text-align="start" style:writing-mode="lr-tb"/>
      <style:text-properties style:font-name="Noto Sans1" fo:font-size="12pt" style:font-size-asian="12pt" style:font-size-complex="12pt"/>
    </style:style>
    <style:style style:name="P10" style:family="paragraph">
      <style:paragraph-properties fo:text-align="start" style:writing-mode="lr-tb"/>
      <style:text-properties fo:color="#ffffff" loext:opacity="100%" style:font-name="Noto Sans1" fo:font-size="130pt" fo:font-weight="normal" style:font-size-asian="150pt" style:font-size-complex="150pt"/>
    </style:style>
    <style:style style:name="P11" style:family="paragraph">
      <style:paragraph-properties fo:text-align="start" style:writing-mode="lr-tb"/>
      <style:text-properties style:font-name="Noto Sans1" fo:font-size="22pt" style:font-size-asian="22pt" style:font-size-complex="22pt"/>
    </style:style>
    <style:style style:name="P12" style:family="paragraph">
      <style:paragraph-properties fo:text-align="start" style:writing-mode="lr-tb"/>
      <style:text-properties style:font-name="Noto Sans1" fo:font-size="18pt" fo:font-weight="normal" style:font-size-asian="18pt" style:font-size-complex="18pt"/>
    </style:style>
    <style:style style:name="P13" style:family="paragraph">
      <loext:graphic-properties draw:fill-color="#ffffff"/>
      <style:paragraph-properties fo:text-align="center" style:writing-mode="lr-tb"/>
      <style:text-properties style:font-name="Noto Sans1" fo:font-size="12pt" style:font-size-asian="12pt" style:font-size-complex="12pt"/>
    </style:style>
    <style:style style:name="P14" style:family="paragraph">
      <style:paragraph-properties fo:text-align="start"/>
      <style:text-properties fo:font-size="12pt"/>
    </style:style>
    <style:style style:name="P15" style:family="paragraph">
      <loext:graphic-properties draw:fill-color="#ffffff"/>
      <style:paragraph-properties fo:text-align="start" style:writing-mode="lr-tb"/>
      <style:text-properties style:font-name="Noto Sans1" fo:font-size="12pt" style:font-size-asian="11pt" style:font-size-complex="11pt"/>
    </style:style>
    <style:style style:name="P16" style:family="paragraph">
      <style:paragraph-properties fo:text-align="start"/>
      <style:text-properties fo:font-size="12pt" style:font-size-asian="12pt" style:font-size-complex="12pt"/>
    </style:style>
    <style:style style:name="P17" style:family="paragraph">
      <loext:graphic-properties draw:fill-color="#ffffff"/>
      <style:paragraph-properties style:writing-mode="lr-tb"/>
      <style:text-properties fo:font-size="20pt"/>
    </style:style>
    <style:style style:name="P18" style:family="paragraph">
      <loext:graphic-properties draw:fill="solid" draw:fill-color="#ffffff" draw:opacity="66%"/>
      <style:paragraph-properties fo:text-align="center"/>
      <style:text-properties style:font-name="Noto Sans1"/>
    </style:style>
    <style:style style:name="P19" style:family="paragraph">
      <loext:graphic-properties draw:fill="solid" draw:fill-color="#ffffff"/>
      <style:paragraph-properties fo:text-align="center"/>
      <style:text-properties style:font-name="Noto Sans1"/>
    </style:style>
    <style:style style:name="P20" style:family="paragraph">
      <loext:graphic-properties draw:fill="solid" draw:fill-color="#ffffff" draw:opacity="42%"/>
      <style:paragraph-properties fo:text-align="center"/>
      <style:text-properties style:font-name="Noto Sans1"/>
    </style:style>
    <style:style style:name="P21" style:family="paragraph">
      <loext:graphic-properties draw:fill="solid" draw:fill-color="#ffffff" draw:opacity="87%"/>
      <style:paragraph-properties fo:text-align="center"/>
      <style:text-properties style:font-name="Noto Sans1"/>
    </style:style>
    <style:style style:name="P22" style:family="paragraph">
      <style:paragraph-properties fo:text-align="center"/>
      <style:text-properties style:font-name="Noto Sans1"/>
    </style:style>
    <style:style style:name="P23" style:family="paragraph">
      <loext:graphic-properties draw:fill-color="#ffffff"/>
      <style:paragraph-properties fo:text-align="end" style:writing-mode="lr-tb"/>
      <style:text-properties style:font-name="Noto Sans1" fo:font-size="11pt" style:font-size-asian="11pt" style:font-size-complex="11pt"/>
    </style:style>
    <style:style style:name="P24" style:family="paragraph">
      <style:paragraph-properties fo:text-align="start" style:writing-mode="lr-tb"/>
      <style:text-properties style:font-name="Open Sans Condensed" fo:font-size="40pt" fo:font-weight="normal" style:font-size-asian="40pt" style:font-size-complex="40pt"/>
    </style:style>
    <style:style style:name="P25"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40pt" style:text-underline-style="solid" style:text-underline-width="auto" style:text-underline-color="font-color" fo:font-weight="normal" style:font-size-asian="40pt" style:font-size-complex="40pt"/>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2pt" style:font-size-asian="12pt" style:font-size-complex="12pt"/>
    </style:style>
    <style:style style:name="T7" style:family="text">
      <style:text-properties fo:color="#000000" loext:opacity="100%" style:font-name="Noto Sans1" fo:font-size="130pt" fo:font-weight="normal" style:font-size-asian="150pt" style:font-size-complex="150pt"/>
    </style:style>
    <style:style style:name="T8" style:family="text">
      <style:text-properties style:font-name="Noto Sans1" fo:font-size="22pt" style:font-size-asian="22pt" style:font-size-complex="22pt"/>
    </style:style>
    <style:style style:name="T9" style:family="text">
      <style:text-properties style:font-name="Noto Sans1" fo:font-size="18pt" fo:font-weight="normal" style:font-size-asian="18pt" style:font-size-complex="18pt"/>
    </style:style>
    <style:style style:name="T10" style:family="text">
      <style:text-properties style:font-name="Noto Sans1" fo:font-size="18pt" style:text-underline-style="solid" style:text-underline-width="auto" style:text-underline-color="font-color" fo:font-weight="normal" style:font-size-asian="18pt" style:font-size-complex="18pt"/>
    </style:style>
    <style:style style:name="T11" style:family="text">
      <style:text-properties style:font-name="Noto Sans1" style:font-size-asian="11pt" style:font-size-complex="11pt"/>
    </style:style>
    <style:style style:name="T12" style:family="text">
      <style:text-properties style:font-name="Noto Sans1" fo:font-size="11pt" style:font-size-asian="11pt" style:font-size-complex="11pt"/>
    </style:style>
    <style:style style:name="T13"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4.444cm" svg:height="0.814cm" svg:x="0.635cm" svg:y="0.635cm" svg:viewBox="0 0 4445 815" draw:points="2223,815 3933,815 3986,813 4036,806 4085,796 4133,783 4176,766 4220,745 4258,722 4296,696 4328,666 4357,636 4384,602 4405,566 4422,528 4434,489 4443,449 4445,407 4445,407 4443,365 4434,325 4422,287 4405,248 4384,213 4357,179 4328,149 4296,119 4258,93 4220,70 4176,49 4133,32 4085,19 4036,9 3986,2 3933,0 513,0 462,2 410,9 360,19 313,32 269,49 225,70 187,93 149,119 117,149 88,179 61,213 40,248 23,287 11,325 2,365 0,407 0,407 2,449 11,489 23,528 40,566 61,602 88,636 117,666 149,696 187,722 225,745 269,766 313,783 360,796 410,806 462,813 513,815">
          <text:p text:style-name="P1"><text:span text:style-name="T1">Edgar Papikyan</text:span></text:p>
        </draw:polygon>
        <draw:frame presentation:style-name="pr1" draw:text-style-name="P4" draw:layer="layout" svg:width="13.97cm" svg:height="9.379cm" svg:x="11.43cm" svg:y="0.635cm" presentation:class="title" presentation:user-transformed="true">
          <draw:text-box>
            <text:p text:style-name="P3"><text:span text:style-name="T2">Documentation for BIC (BASIC INPUT COUNTER) interpreter</text:span></text:p>
          </draw:text-box>
        </draw:frame>
        <draw:frame presentation:style-name="pr2" draw:text-style-name="P6" draw:layer="layout" svg:width="11.176cm" svg:height="1.741cm" svg:x="0.889cm" svg:y="12.864cm">
          <draw:text-box>
            <text:p text:style-name="P5"><text:span text:style-name="T3">Powered by C++.</text:span></text:p>
            <text:p text:style-name="P5"><text:span text:style-name="T3">Dear user, below you will have a brief description of this simple interpreter.</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4" draw:text-style-name="P8" draw:layer="layout" svg:width="12.065cm" svg:height="5.303cm" svg:x="10.795cm" svg:y="0.635cm" presentation:class="title" presentation:user-transformed="true">
          <draw:text-box>
            <text:p text:style-name="P5"><text:span text:style-name="T4">Variables</text:span><text:span text:style-name="T5"><text:line-break/></text:span><text:span text:style-name="T4">Statements</text:span><text:span text:style-name="T5"><text:line-break/></text:span><text:span text:style-name="T4">Loops</text:span></text:p>
          </draw:text-box>
        </draw:frame>
        <draw:frame presentation:style-name="pr5" draw:text-style-name="P9" draw:layer="layout" svg:width="12.7cm" svg:height="6.211cm" svg:x="11.43cm" svg:y="4.584cm">
          <draw:text-box>
            <text:p text:style-name="P5"><text:span text:style-name="T6">First, I would like to share info about declaring types. </text:span></text:p>
            <text:p text:style-name="P5"><text:span text:style-name="T6">They are few, but it's enough for simple actions like Addition, Subtraction, Multiplying, and Division.</text:span></text:p>
            <text:p text:style-name="P5"><text:span text:style-name="T6">Also for working with loops or statements.</text:span></text:p>
            <text:p text:style-name="P5"><text:span text:style-name="T6"/></text:p>
            <text:p text:style-name="P5"><text:span text:style-name="T6">I used an int type from C++ for declaring numbers, </text:span></text:p>
            <text:p text:style-name="P5"><text:span text:style-name="T6">and a string container for declaring some characters and words or sentences.</text:span></text:p>
          </draw:text-box>
        </draw:frame>
        <draw:frame presentation:style-name="pr6" draw:text-style-name="P10" draw:layer="layout" svg:width="5.84cm" svg:height="5.715cm" svg:x="2.54cm" svg:y="2.54cm" presentation:class="title" presentation:user-transformed="true">
          <draw:text-box>
            <text:p text:style-name="P5"><text:span text:style-name="T7">01</text:span></text:p>
          </draw:text-box>
        </draw:frame>
        <presentation:notes draw:style-name="dp2">
          <draw:page-thumbnail draw:style-name="gr2" draw:layer="layout" svg:width="18.624cm" svg:height="10.476cm" svg:x="1.482cm" svg:y="2.123cm" draw:page-number="2" presentation:class="page"/>
          <draw:frame presentation:style-name="pr7" draw:text-style-name="P7"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draw:frame presentation:style-name="pr8" draw:text-style-name="P11" draw:layer="layout" svg:width="7.549cm" svg:height="1.343cm" svg:x="2.23cm" svg:y="0.283cm" presentation:class="title" presentation:user-transformed="true">
          <draw:text-box>
            <text:p text:style-name="P5"><text:span text:style-name="T8">Tools;</text:span></text:p>
          </draw:text-box>
        </draw:frame>
        <draw:frame presentation:style-name="pr9" draw:text-style-name="P12" draw:layer="layout" svg:width="5.334cm" svg:height="0.865cm" svg:x="11.685cm" svg:y="7.268cm" presentation:class="title" presentation:user-transformed="true">
          <draw:text-box>
            <text:p text:style-name="P5"><text:span text:style-name="T9">Statement</text:span></text:p>
          </draw:text-box>
        </draw:frame>
        <draw:frame presentation:style-name="pr10" draw:text-style-name="P13" draw:layer="layout" svg:width="6.604cm" svg:height="4.033cm" svg:x="10.923cm" svg:y="8.209cm">
          <draw:text-box>
            <text:p text:style-name="P5"><text:span text:style-name="T6">I have created some statement which is similar to “if” in C++. It’s checking your declared type's truth.</text:span></text:p>
            <text:p text:style-name="P5"><text:span text:style-name="T6">You should use “if__” keyword.</text:span></text:p>
          </draw:text-box>
        </draw:frame>
        <draw:frame presentation:style-name="pr9" draw:text-style-name="P12" draw:layer="layout" svg:width="5.334cm" svg:height="0.865cm" svg:x="18.797cm" svg:y="7.198cm" presentation:class="title" presentation:user-transformed="true">
          <draw:text-box>
            <text:p text:style-name="P5"><text:span text:style-name="T9">Cycle</text:span></text:p>
          </draw:text-box>
        </draw:frame>
        <draw:frame presentation:style-name="pr10" draw:text-style-name="P13" draw:layer="layout" svg:width="6.604cm" svg:height="4.033cm" svg:x="18.035cm" svg:y="8.139cm">
          <draw:text-box>
            <text:p text:style-name="P5"><text:span text:style-name="T6">For creating a loop you can use the “loop” keyword</text:span></text:p>
            <text:p text:style-name="P5"><text:span text:style-name="T6">It has two options </text:span></text:p>
            <text:p text:style-name="P5"><text:span text:style-name="T6">Let’s say moving down and moving up.</text:span></text:p>
          </draw:text-box>
        </draw:frame>
        <draw:frame presentation:style-name="pr9" draw:text-style-name="P12" draw:layer="layout" svg:width="5.334cm" svg:height="0.865cm" svg:x="4.319cm" svg:y="7.268cm" presentation:class="title" presentation:user-transformed="true">
          <draw:text-box>
            <text:p text:style-name="P5"><text:span text:style-name="T9">Variables</text:span></text:p>
          </draw:text-box>
        </draw:frame>
        <draw:frame presentation:style-name="pr10" draw:text-style-name="P9" draw:layer="layout" svg:width="6.604cm" svg:height="4.465cm" svg:x="3.557cm" svg:y="8.209cm">
          <draw:text-box>
            <text:p text:style-name="P5"><text:span text:style-name="T6">For variables, I used two concepts Int type for declaring numbers And string container for declaring words or characters, and sentences.</text:span></text:p>
            <text:p text:style-name="P5"><text:span text:style-name="T6">You should use types like</text:span></text:p>
            <text:p text:style-name="P5"><text:span text:style-name="T6">“</text:span><text:span text:style-name="T6">Ints” (for integer type) or “line”</text:span></text:p>
            <text:p text:style-name="P5"><text:span text:style-name="T6">(for string or character).</text:span></text:p>
          </draw:text-box>
        </draw:frame>
        <presentation:notes draw:style-name="dp1">
          <draw:page-thumbnail draw:style-name="gr2" draw:layer="layout" svg:width="18.624cm" svg:height="10.476cm" svg:x="1.482cm" svg:y="2.123cm" draw:page-number="3" presentation:class="page"/>
          <draw:frame presentation:style-name="pr11" draw:text-style-name="P7"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2" draw:text-style-name="P12" draw:layer="layout" svg:width="8.012cm" svg:height="0.865cm" svg:x="6.702cm" svg:y="1.778cm" presentation:class="title" presentation:user-transformed="true">
          <draw:text-box>
            <text:p text:style-name="P5"><text:span text:style-name="T9">Int is performed to </text:span><text:span text:style-name="T10">Ints</text:span></text:p>
          </draw:text-box>
        </draw:frame>
        <draw:frame presentation:style-name="pr13" draw:text-style-name="P15" draw:layer="layout" svg:width="8.266cm" svg:height="3.1cm" svg:x="6.702cm" svg:y="2.615cm">
          <draw:text-box>
            <text:p text:style-name="P14"><text:span text:style-name="T11">Examples </text:span></text:p>
            <text:p text:style-name="P14"><text:span text:style-name="T11">C++ </text:span><text:span text:style-name="T11"><text:line-break/></text:span><text:span text:style-name="T11">int num = 4;</text:span><text:span text:style-name="T11"><text:line-break/></text:span><text:span text:style-name="T11">---------------------------------------------------</text:span><text:span text:style-name="T11"><text:line-break/></text:span><text:span text:style-name="T11">BIC</text:span></text:p>
            <text:p text:style-name="P14"><text:span text:style-name="T11">Ints num 4;</text:span></text:p>
          </draw:text-box>
        </draw:frame>
        <draw:frame presentation:style-name="pr12" draw:text-style-name="P12" draw:layer="layout" svg:width="8.012cm" svg:height="1.475cm" svg:x="6.673cm" svg:y="6.045cm" presentation:class="title" presentation:user-transformed="true">
          <draw:text-box>
            <text:p text:style-name="P5"><text:span text:style-name="T9">String is performed to </text:span><text:span text:style-name="T10">line</text:span></text:p>
          </draw:text-box>
        </draw:frame>
        <draw:frame presentation:style-name="pr13" draw:text-style-name="P9" draw:layer="layout" svg:width="8.295cm" svg:height="3.1cm" svg:x="6.673cm" svg:y="7.52cm">
          <draw:text-box>
            <text:p text:style-name="P16"><text:span text:style-name="T6">Examples:</text:span></text:p>
            <text:p text:style-name="P16"><text:span text:style-name="T6">C++</text:span></text:p>
            <text:p text:style-name="P16"><text:span text:style-name="T6">string word = “hello”;</text:span></text:p>
            <text:p text:style-name="P16"><text:span text:style-name="T6">------------------------------------------------------</text:span></text:p>
            <text:p text:style-name="P16"><text:span text:style-name="T6">BIC</text:span></text:p>
            <text:p text:style-name="P16"><text:span text:style-name="T6">line word hello;</text:span></text:p>
          </draw:text-box>
        </draw:frame>
        <draw:frame presentation:style-name="pr12" draw:text-style-name="P12" draw:layer="layout" svg:width="8.012cm" svg:height="0.865cm" svg:x="18.463cm" svg:y="5.114cm" presentation:class="title" presentation:user-transformed="true">
          <draw:text-box>
            <text:p text:style-name="P5"><text:span text:style-name="T9">If is performed to if__</text:span></text:p>
          </draw:text-box>
        </draw:frame>
        <draw:frame presentation:style-name="pr14" draw:text-style-name="P9" draw:layer="layout" svg:width="8.128cm" svg:height="3.473cm" svg:x="18.463cm" svg:y="6.052cm">
          <draw:text-box>
            <text:p text:style-name="P16"><text:span text:style-name="T6">Examples:</text:span></text:p>
            <text:p text:style-name="P16"><text:span text:style-name="T6">C++</text:span></text:p>
            <text:p text:style-name="P16"><text:span text:style-name="T6">if(a &gt; b)</text:span></text:p>
            <text:p text:style-name="P16"><text:span text:style-name="T6">{cout &lt;&lt; a;}</text:span></text:p>
            <text:p text:style-name="P16"><text:span text:style-name="T6">-----------------------------------------------------</text:span></text:p>
            <text:p text:style-name="P16"><text:span text:style-name="T6">BIC</text:span></text:p>
            <text:p text:style-name="P16"><text:span text:style-name="T6">If__ % a &gt; b;</text:span></text:p>
          </draw:text-box>
        </draw:frame>
        <draw:frame presentation:style-name="pr12" draw:text-style-name="P12" draw:layer="layout" svg:width="8.012cm" svg:height="0.865cm" svg:x="18.451cm" svg:y="10.048cm" presentation:class="title" presentation:user-transformed="true">
          <draw:text-box>
            <text:p text:style-name="P5"><text:span text:style-name="T9">While cycle to </text:span><text:span text:style-name="T10">loop</text:span></text:p>
          </draw:text-box>
        </draw:frame>
        <draw:frame presentation:style-name="pr14" draw:text-style-name="P9" draw:layer="layout" svg:width="8.128cm" svg:height="3.969cm" svg:x="18.524cm" svg:y="10.913cm">
          <draw:text-box>
            <text:p text:style-name="P16"><text:span text:style-name="T6">Examples:</text:span></text:p>
            <text:p text:style-name="P16"><text:span text:style-name="T6">C++</text:span></text:p>
            <text:p text:style-name="P16"><text:span text:style-name="T6">while(a != b)</text:span></text:p>
            <text:p text:style-name="P16"><text:span text:style-name="T6">{cout &lt;&lt; a;</text:span></text:p>
            <text:p text:style-name="P16"><text:span text:style-name="T6">++a}</text:span></text:p>
            <text:p text:style-name="P16"><text:span text:style-name="T6">-----------------------------------------------------</text:span></text:p>
            <text:p text:style-name="P16"><text:span text:style-name="T6">BIC</text:span></text:p>
            <text:p text:style-name="P16"><text:span text:style-name="T6">Loop | a + b; <text:s text:c="5"/>or <text:s text:c="3"/>loop | a - b; <text:s/></text:span></text:p>
          </draw:text-box>
        </draw:frame>
        <presentation:notes draw:style-name="dp2">
          <draw:page-thumbnail draw:style-name="gr2" draw:layer="layout" svg:width="18.624cm" svg:height="10.476cm" svg:x="1.482cm" svg:y="2.123cm" draw:page-number="4" presentation:class="page"/>
          <draw:frame presentation:style-name="pr15" draw:text-style-name="P17" draw:layer="layout" svg:width="17.271cm" svg:height="12.572cm" svg:x="2.159cm" svg:y="13.271cm" presentation:class="notes" presentation:placeholder="true">
            <draw:text-box/>
          </draw:frame>
        </presentation:notes>
      </draw:page>
      <draw:page draw:name="page5" draw:style-name="dp1" draw:master-page-name="Infographic3" presentation:presentation-page-layout-name="AL1T1">
        <draw:polygon draw:style-name="gr3" draw:text-style-name="P18"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4" draw:text-style-name="P19"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5" draw:text-style-name="P20"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6" draw:text-style-name="P21"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line draw:style-name="gr7" draw:text-style-name="P22" draw:layer="layout" svg:x1="24.13cm" svg:y1="6.985cm" svg:x2="8.255cm" svg:y2="6.985cm">
          <text:p/>
        </draw:line>
        <draw:line draw:style-name="gr7" draw:text-style-name="P22" draw:layer="layout" svg:x1="12.07cm" svg:y1="9.737cm" svg:x2="23.674cm" svg:y2="9.737cm">
          <text:p/>
        </draw:line>
        <draw:polyline draw:style-name="gr7" draw:text-style-name="P22" draw:layer="layout" svg:width="8.048cm" svg:height="0.907cm" svg:x="17.698cm" svg:y="12.529cm" svg:viewBox="0 0 8049 908" draw:points="0,908 35,905 113,903 386,900 1317,896 4077,897 8049,908 8049,0">
          <text:p/>
        </draw:polyline>
        <draw:frame presentation:style-name="pr16" draw:text-style-name="P23" draw:layer="layout" svg:width="9.398cm" svg:height="2.266cm" svg:x="4.572cm" svg:y="4.719cm">
          <draw:text-box>
            <text:p text:style-name="P5"><text:span text:style-name="T12">Declaring</text:span></text:p>
            <text:p text:style-name="P5"><text:span text:style-name="T12">Ints num 4;</text:span></text:p>
            <text:p text:style-name="P5"><text:span text:style-name="T12">Ints sym 8;</text:span></text:p>
            <text:p text:style-name="P5"><text:span text:style-name="T12">Ints sum 0;</text:span></text:p>
            <text:p text:style-name="P5"><text:span text:style-name="T12">line word hello;</text:span></text:p>
          </draw:text-box>
        </draw:frame>
        <draw:frame presentation:style-name="pr16" draw:text-style-name="P23" draw:layer="layout" svg:width="9.398cm" svg:height="4.078cm" svg:x="3.175cm" svg:y="8.622cm">
          <draw:text-box>
            <text:p text:style-name="P5"><text:span text:style-name="T12">Statement and Loop</text:span></text:p>
            <text:p text:style-name="P5"><text:span text:style-name="T12">1. if__ % a &gt; b; or a &lt; b; // difference</text:span></text:p>
            <text:p text:style-name="P5"><text:span text:style-name="T12">2. if__ % a ? b; // equality</text:span></text:p>
            <text:p text:style-name="P5"><text:span text:style-name="T12">3. loop | a + b; // move while not reaching b’s <text:s text:c="8"/>value. Or a – b.</text:span></text:p>
            <text:p text:style-name="P5"><text:span text:style-name="T12">4. sum = num + sym; // num – sym; // </text:span></text:p>
            <text:p text:style-name="P5"><text:span text:style-name="T12"><text:s text:c="4"/></text:span><text:span text:style-name="T12">num * sym; // num / sym</text:span></text:p>
            <text:p text:style-name="P5"><text:span text:style-name="T12"/></text:p>
            <text:p text:style-name="P5"><text:span text:style-name="T12"/></text:p>
          </draw:text-box>
        </draw:frame>
        <draw:frame presentation:style-name="pr17" draw:text-style-name="P11" draw:layer="layout" svg:width="7.549cm" svg:height="1.805cm" svg:x="2.221cm" svg:y="0.055cm" presentation:class="title" presentation:user-transformed="true">
          <draw:text-box>
            <text:p text:style-name="P5"><text:span text:style-name="T8">Example of using program</text:span></text:p>
          </draw:text-box>
        </draw:frame>
        <draw:frame presentation:style-name="pr16" draw:text-style-name="P23" draw:layer="layout" svg:width="9.398cm" svg:height="2.266cm" svg:x="12.192cm" svg:y="12.065cm">
          <draw:text-box>
            <text:p text:style-name="P5"><text:span text:style-name="T12">For output we are using “out__” keyword</text:span></text:p>
            <text:p text:style-name="P5"><text:span text:style-name="T12">Example</text:span></text:p>
            <text:p text:style-name="P5"><text:span text:style-name="T12">out__ num;</text:span></text:p>
            <text:p text:style-name="P5"><text:span text:style-name="T12">out__ sym;</text:span></text:p>
            <text:p text:style-name="P5"><text:span text:style-name="T12">out__ word;</text:span></text:p>
          </draw:text-box>
        </draw:frame>
        <draw:line draw:style-name="gr7" draw:text-style-name="P22" draw:layer="layout" svg:x1="28cm" svg:y1="3.81cm" svg:x2="12.125cm" svg:y2="3.81cm">
          <text:p/>
        </draw:line>
        <draw:line draw:style-name="gr7" draw:text-style-name="P22" draw:layer="layout" svg:x1="24.131cm" svg:y1="6.985cm" svg:x2="8.256cm" svg:y2="6.985cm">
          <text:p/>
        </draw:line>
        <draw:frame presentation:style-name="pr16" draw:text-style-name="P23" draw:layer="layout" svg:width="9.398cm" svg:height="2.266cm" svg:x="8.255cm" svg:y="2.179cm">
          <draw:text-box>
            <text:p text:style-name="P5"><text:span text:style-name="T12">KEYWORDS</text:span></text:p>
            <text:p text:style-name="P5"><text:span text:style-name="T12">Declaring – ints , <text:s text:c="2"/>line;</text:span></text:p>
            <text:p text:style-name="P5"><text:span text:style-name="T12">Statement – if__ %;</text:span></text:p>
            <text:p text:style-name="P5"><text:span text:style-name="T12">Cycle – loop | ;</text:span></text:p>
            <text:p text:style-name="P5"><text:span text:style-name="T12">Printing – out__ ;</text:span></text:p>
          </draw:text-box>
        </draw:frame>
        <presentation:notes draw:style-name="dp2">
          <draw:page-thumbnail draw:style-name="gr2" draw:layer="layout" svg:width="18.624cm" svg:height="10.476cm" svg:x="1.482cm" svg:y="2.123cm" draw:page-number="5" presentation:class="page"/>
          <draw:frame presentation:style-name="pr18" draw:text-style-name="P7" draw:layer="layout" svg:width="17.271cm" svg:height="12.572cm" svg:x="2.159cm" svg:y="13.271cm" presentation:class="notes" presentation:placeholder="true">
            <draw:text-box/>
          </draw:frame>
        </presentation:notes>
      </draw:page>
      <draw:page draw:name="page6" draw:style-name="dp1" draw:master-page-name="End" presentation:presentation-page-layout-name="AL1T1">
        <draw:frame presentation:style-name="pr19" draw:text-style-name="P24" draw:layer="layout" svg:width="12.192cm" svg:height="1.923cm" svg:x="13.95cm" svg:y="8.875cm" presentation:class="title" presentation:user-transformed="true">
          <draw:text-box>
            <text:p text:style-name="P5"><text:span text:style-name="T13">THANK YOU</text:span></text:p>
          </draw:text-box>
        </draw:frame>
        <draw:frame presentation:style-name="pr20" draw:text-style-name="P25" draw:layer="layout" svg:width="9.723cm" svg:height="3.625cm" svg:x="13.95cm" svg:y="9.71cm" presentation:class="title" presentation:placeholder="true" presentation:user-transformed="true">
          <draw:text-box/>
        </draw:frame>
        <presentation:notes draw:style-name="dp2">
          <draw:page-thumbnail draw:style-name="gr2" draw:layer="layout" svg:width="18.624cm" svg:height="10.476cm" svg:x="1.482cm" svg:y="2.123cm" draw:page-number="6" presentation:class="page"/>
          <draw:frame presentation:style-name="pr2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Regular" style:font-family-generic="roman" style:font-pitch="variable"/>
    <style:font-face style:name="Nimbus Sans1" svg:font-family="'Nimbus Sans'" style:font-adornments="Regular" style:font-family-generic="swiss" style:font-pitch="variable"/>
    <style:font-face style:name="Nimbus Sans2" svg:font-family="'Nimbus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5.2$Linux_X86_64 LibreOffice_project/20$Build-2</meta:generator>
    <meta:creation-date>2022-05-04T22:24:51.126128094</meta:creation-date>
    <meta:editing-duration>PT8M6S</meta:editing-duration>
    <meta:editing-cycles>2</meta:editing-cycles>
    <dc:date>2022-05-04T23:29:56.296775763</dc:date>
    <meta:document-statistic meta:object-count="439"/>
    <meta:template xlink:type="simple" xlink:actuate="onRequest" xlink:title="Yellow Idea" xlink:href="../../../../../../usr/lib/libreoffice/share/template/common/presnt/Yellow_Idea.otp" meta:date="2022-05-04T22:24:48.544585841"/>
  </office:meta>
</office:document-meta>
</file>